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ira Code" svg:font-family="'Fira Code'" style:font-pitch="variable"/>
    <style:font-face style:name="IBM Plex Sans" svg:font-family="'IBM Plex Sans'" style:font-family-generic="swiss" style:font-pitch="variable"/>
    <style:font-face style:name="IBM Plex Sans:tnum&amp;zero&amp;kern" svg:font-family="'IBM Plex Sans:tnum&amp;zero&amp;ker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IBM Plex Sans:tnum&amp;zero&amp;ker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IBM Plex Sans:tnum&amp;zero&amp;kern"/>
    </style:style>
    <style:style style:name="ce3" style:family="table-cell" style:parent-style-name="Default">
      <style:text-properties style:font-name="IBM Plex Sans:tnum&amp;zero&amp;kern" fo:font-weight="bold" style:font-weight-asian="bold" style:font-weight-complex="bold"/>
    </style:style>
    <style:style style:name="ce4" style:family="table-cell" style:parent-style-name="Default" style:data-style-name="N100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Сущности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FP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fps/: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fp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fp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fps/: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/fps/:id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ategories/: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categori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categorie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/categories/:i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/categories/:id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ira Code" svg:font-family="'Fira Code'" style:font-pitch="variable"/>
    <style:font-face style:name="IBM Plex Sans" svg:font-family="'IBM Plex Sans'" style:font-family-generic="swiss" style:font-pitch="variable"/>
    <style:font-face style:name="IBM Plex Sans:tnum&amp;zero&amp;kern" svg:font-family="'IBM Plex Sans:tnum&amp;zero&amp;ker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26T19:56:31.549256547</meta:creation-date>
    <dc:date>2020-08-26T22:09:08.563053204</dc:date>
    <meta:editing-duration>PT1H8M20S</meta:editing-duration>
    <meta:editing-cycles>5</meta:editing-cycles>
    <meta:generator>LibreOffice/7.0.0.2$MacOSX_X86_64 LibreOffice_project/c01aa64b6c3d89ebe5fe69c28c7adb24eb85249c</meta:generator>
    <meta:document-statistic meta:table-count="1" meta:cell-count="23" meta:object-count="0"/>
  </office:meta>
</office:document-meta>
</file>